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5021in" fo:margin-left="0.0785in" table:align="left" style:writing-mode="lr-tb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1.9736in"/>
    </style:style>
    <style:style style:name="Table2.C" style:family="table-column">
      <style:table-column-properties style:column-width="1.9708in"/>
    </style:style>
    <style:style style:name="Table2.D" style:family="table-column">
      <style:table-column-properties style:column-width="1.9743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top" fo:padding="0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style:vertical-align="top" fo:padding="0in" fo:border="0.25pt solid #000000" style:writing-mode="lr-tb"/>
    </style:style>
    <style:style style:name="Table2.2" style:family="table-row">
      <style:table-row-properties style:min-row-height="1.2194in" fo:keep-together="auto"/>
    </style:style>
    <style:style style:name="Table2.3" style:family="table-row">
      <style:table-row-properties style:min-row-height="0.9368in" fo:keep-together="auto"/>
    </style:style>
    <style:style style:name="Table2.4" style:family="table-row">
      <style:table-row-properties style:min-row-height="1.2229in" fo:keep-together="auto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 style:text-autospace="none"/>
      <style:text-properties fo:font-size="14pt" officeooo:paragraph-rsid="000a8dbf" style:font-size-asian="14pt" style:font-size-complex="14pt"/>
    </style:style>
    <style:style style:name="P16" style:family="paragraph" style:parent-style-name="Standard">
      <style:text-properties fo:font-size="14pt" officeooo:paragraph-rsid="000a8dbf" style:font-size-asian="14pt" style:font-size-complex="14pt"/>
    </style:style>
    <style:style style:name="P17" style:family="paragraph" style:parent-style-name="Standard">
      <style:paragraph-properties fo:orphans="0" fo:widows="0" style:text-autospace="none"/>
      <style:text-properties fo:font-size="14pt" officeooo:rsid="002f08c1" officeooo:paragraph-rsid="002f08c1" style:font-size-asian="14pt" style:font-size-complex="14pt"/>
    </style:style>
    <style:style style:name="P18" style:family="paragraph" style:parent-style-name="Standard">
      <style:paragraph-properties fo:orphans="0" fo:widows="0" style:text-autospace="none"/>
      <style:text-properties fo:font-size="14pt" officeooo:rsid="002f08c1" officeooo:paragraph-rsid="000a8dbf" style:font-size-asian="14pt" style:font-size-complex="14pt"/>
    </style:style>
    <style:style style:name="P19" style:family="paragraph" style:parent-style-name="Standard">
      <style:paragraph-properties fo:orphans="0" fo:widows="0" style:text-autospace="none"/>
      <style:text-properties fo:font-size="14pt" officeooo:rsid="00303a15" officeooo:paragraph-rsid="00303a15" style:font-size-asian="14pt" style:font-size-complex="14pt"/>
    </style:style>
    <style:style style:name="P20" style:family="paragraph" style:parent-style-name="Standard">
      <style:paragraph-properties fo:orphans="0" fo:widows="0" style:text-autospace="none"/>
      <style:text-properties fo:font-size="14pt" officeooo:rsid="00307bc2" officeooo:paragraph-rsid="00307bc2" style:font-size-asian="14pt" style:font-size-complex="14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urier New" fo:font-size="14pt" fo:font-style="italic" fo:font-weight="bold" officeooo:paragraph-rsid="000a8dbf" style:font-size-asian="14pt" style:font-style-asian="italic" style:font-weight-asian="bold" style:font-name-complex="Courier New" style:font-size-complex="14pt" style:font-style-complex="italic"/>
    </style:style>
    <style:style style:name="P23" style:family="paragraph" style:parent-style-name="Standard">
      <style:paragraph-properties fo:orphans="0" fo:widows="0" style:text-autospace="none"/>
      <style:text-properties officeooo:paragraph-rsid="002f08c1"/>
    </style:style>
    <style:style style:name="P24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2f08c1" officeooo:paragraph-rsid="002f08c1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307bc2" officeooo:paragraph-rsid="00307bc2" style:font-name-asian="Times New Roman" style:font-size-asian="14pt" style:font-name-complex="Times New Roman" style:font-size-complex="14pt" style:language-complex="ar" style:country-complex="SA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07e2ad" style:font-size-asian="14pt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e9d10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fo:font-weight="normal" officeooo:rsid="001ce37f" officeooo:paragraph-rsid="001e7e46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e7e46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f02ec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1b9acd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2b7973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2b7973" officeooo:paragraph-rsid="002b7973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2b7973" officeooo:paragraph-rsid="002b7973"/>
    </style:style>
    <style:style style:name="P37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3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a8dbf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2bc52d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2bc52d" officeooo:paragraph-rsid="002bc52d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style="normal" fo:font-weight="normal" officeooo:rsid="002d9e5d" officeooo:paragraph-rsid="002bc52d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Times14_5f_РИО2">
      <style:text-properties style:use-window-font-color="true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31c2d0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font-size-asian="14pt" style:font-size-complex="14pt" style:font-weight-complex="bold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2cdc5b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2d9e5d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1ce37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2b7973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2cdc5b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2d9e5d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weight="normal" officeooo:rsid="001ce37f" style:font-size-asian="14pt" style:font-weight-asian="normal" style:font-size-complex="14pt" style:font-weight-complex="normal"/>
    </style:style>
    <style:style style:name="T19" style:family="text">
      <style:text-properties fo:color="#000000" fo:font-size="14pt" fo:font-weight="bold" style:font-size-asian="14pt" style:font-weight-asian="bold" style:font-size-complex="14pt"/>
    </style:style>
    <style:style style:name="T20" style:family="text">
      <style:text-properties fo:font-variant="normal" fo:text-transform="none" fo:font-size="14pt" style:font-size-asian="14pt" style:font-size-complex="14pt"/>
    </style:style>
    <style:style style:name="T21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9da0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2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officeooo:rsid="002f08c1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303a15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31c2d0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fo:font-style="italic" fo:font-weight="normal" officeooo:rsid="002b7973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7" style:family="text">
      <style:text-properties style:use-window-font-color="true" style:font-name="Times New Roman" fo:font-size="14pt" fo:language="ru" fo:country="RU" fo:font-style="italic" fo:font-weight="normal" officeooo:rsid="002d9e5d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8" style:family="text">
      <style:text-properties style:use-window-font-color="true" style:font-name="Times New Roman" fo:font-size="14pt" fo:language="ru" fo:country="RU" fo:font-style="normal" fo:font-weight="normal" officeooo:rsid="002b797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9" style:family="text">
      <style:text-properties style:use-window-font-color="true" style:font-name="Times New Roman" fo:font-size="14pt" fo:language="ru" fo:country="RU" fo:font-weight="normal" officeooo:rsid="001ce3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style:use-window-font-color="true" style:font-name="Times New Roman" fo:font-size="14pt" fo:language="ru" fo:country="RU" fo:font-weight="normal" officeooo:rsid="00242c5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style:use-window-font-color="true" style:font-name="Times New Roman" fo:font-size="14pt" fo:language="ru" fo:country="RU" fo:font-weight="normal" officeooo:rsid="0031b6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style:use-window-font-color="true" style:font-name="Times New Roman" fo:font-size="14pt" fo:language="ru" fo:country="RU" fo:font-weight="bold" officeooo:rsid="0028d8f6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4" style:family="text">
      <style:text-properties style:use-window-font-color="true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5" style:family="text">
      <style:text-properties style:use-window-font-color="true" style:font-name="Times New Roman" fo:font-size="14pt" fo:language="en" fo:country="US" officeooo:rsid="002b7973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officeooo:rsid="0008c729" style:font-weight-asian="bold"/>
    </style:style>
    <style:style style:name="T38" style:family="text">
      <style:text-properties fo:font-weight="bold" officeooo:rsid="00347984" style:font-weight-asian="bold"/>
    </style:style>
    <style:style style:name="T39" style:family="text">
      <style:text-properties officeooo:rsid="002f08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7">Кафедра МО ЭВМ</text:p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38"><text:span text:style-name="Название_20_книги"><text:span text:style-name="T2">отчет</text:span></text:span></text:p>
      <text:p text:style-name="P4"><text:span text:style-name="T7">по лабораторной работе №</text:span><text:span text:style-name="T33">5</text:span></text:p>
      <text:p text:style-name="P5"><text:span text:style-name="T7">по дисциплине «Алгоритмы и структуры данных</text:span><text:span text:style-name="T19">»</text:span></text:p>
      <text:p text:style-name="P5"><text:span text:style-name="Название_20_книги"><text:span text:style-name="T20">Тема: </text:span></text:span><text:span text:style-name="Название_20_книги"><text:span text:style-name="T21"><text:s/>Бинарные деревья поиска</text:span>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Студент гр. 9384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21"><text:span text:style-name="T22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12"/>
          </table:table-cell>
          <table:table-cell table:style-name="Table1.A1" office:value-type="string">
            <text:p text:style-name="P14">Ефремов М.А.</text:p>
          </table:table-cell>
        </table:table-row>
      </table:table>
      <text:p text:style-name="P13"/>
      <text:p text:style-name="P13"/>
      <text:p text:style-name="P13">Санкт-Петербург</text:p>
      <text:p text:style-name="P13">2020</text:p>
      <text:p text:style-name="P7"><text:soft-page-break/></text:p>
      <text:p text:style-name="P27">Цель работы.</text:p>
      <text:p text:style-name="P3"><text:span text:style-name="T9"><text:tab/></text:span><text:span text:style-name="T35">Изучить и реализовать структуру данных АВЛ-дерево.</text:span></text:p>
      <text:p text:style-name="P8"><text:tab/></text:p>
      <text:p text:style-name="P26"><text:span text:style-name="T36">Задание. </text:span><text:span text:style-name="T37">(Вариант № 1</text:span><text:span text:style-name="T38">6</text:span><text:span text:style-name="T37">)</text:span></text:p>
      <text:p text:style-name="P34">БДП: АВЛ-дерево</text:p>
      <text:p text:style-name="P36"><text:span text:style-name="T35">Д</text:span><text:span text:style-name="T34">ля построенной структуры данных проверить, входит ли в нее элемент, и если входит, то удалить этот элемент из структуры данных(первое вхождение).</text:span></text:p>
      <text:p text:style-name="P35"/>
      <text:p text:style-name="P33"/>
      <text:p text:style-name="P27">Выполнение работы.</text:p>
      <text:p text:style-name="P31"><text:span text:style-name="T29">Для</text:span><text:span text:style-name="T18"> выполнени</text:span><text:span text:style-name="T31">я </text:span><text:span text:style-name="T18">работы был р</text:span><text:span text:style-name="T29">а</text:span><text:span text:style-name="T18">зработан класс </text:span><text:span text:style-name="T26">AVL_Tree.</text:span><text:span text:style-name="T28"> Класс </text:span><text:span text:style-name="T26">AVL_Tree</text:span><text:span text:style-name="T28"> является сбалансированным бинарным деревом поиска.</text:span><text:span text:style-name="T14"> </text:span><text:span text:style-name="T15">Для реализации дерева были разработаны следующие методы:</text:span></text:p>
      <text:p text:style-name="P36"><text:span text:style-name="T10">insert(T data) </text:span><text:span text:style-name="T13">— вставка элемента в дерево(</text:span><text:span text:style-name="T10">O(log n)</text:span><text:span text:style-name="T13">).</text:span></text:p>
      <text:p text:style-name="P36"><text:span text:style-name="T10">remove(T data) </text:span><text:span text:style-name="T13">— удаление элемента из дерева(</text:span><text:span text:style-name="T10">O(log n))</text:span><text:span text:style-name="T13">.</text:span></text:p>
      <text:p text:style-name="P41"><text:span text:style-name="T13">Для поддержания баланса высоты в дереве были разработаны методы поворота дерева </text:span><text:span text:style-name="T10">rotate_left</text:span><text:span text:style-name="T13"> и </text:span><text:span text:style-name="T10">rotate_right.</text:span><text:span text:style-name="T13"> </text:span><text:span text:style-name="T16">Они вызываются когда баланс дерева нарушается(</text:span><text:span text:style-name="T11">abs(left_tree.height-right_tree.height) &gt;= 2</text:span><text:span text:style-name="T16">). </text:span><text:span text:style-name="T17">Что бы узнавать текущий баланс, был написан метод </text:span><text:span text:style-name="T12">calculateBalanceFactor</text:span><text:span text:style-name="T17">.</text:span></text:p>
      <text:p text:style-name="P42"><text:tab/>Так же были реализованы вспомогательные методы, такие как:</text:p>
      <text:p text:style-name="P41"><text:span text:style-name="T17"><text:tab/></text:span><text:span text:style-name="T12">getHeight </text:span><text:span text:style-name="T17">— получение высоты дерева.</text:span></text:p>
      <text:p text:style-name="P41"><text:span text:style-name="T17"><text:tab/></text:span><text:span text:style-name="T12">min/max</text:span><text:span text:style-name="T17"> — минимальный/максимальный элемент в дереве.</text:span></text:p>
      <text:p text:style-name="P40"><text:span text:style-name="T17"><text:tab/></text:span><text:span text:style-name="T27">s</text:span><text:span text:style-name="T12">ize</text:span><text:span text:style-name="T17"> — колличество узлов в дереве.</text:span></text:p>
      <text:p text:style-name="P40"><text:span text:style-name="T17"><text:tab/></text:span><text:span text:style-name="T27">g</text:span><text:span text:style-name="T12">etLevel</text:span><text:span text:style-name="T17"> — получить текущий уровень(глубину) узла.</text:span></text:p>
      <text:p text:style-name="P42"/>
      <text:p text:style-name="P30"/>
      <text:p text:style-name="P30"/>
      <text:p text:style-name="P29"/>
      <text:p text:style-name="P39"><text:soft-page-break/><text:span text:style-name="T8">Тестирование</text:span>.</text:p>
      <text:p text:style-name="P16">Результаты тестирования представлены в табл. 1.</text:p>
      <text:p text:style-name="P16">Таблица 1 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№ п/п</text:p>
          </table:table-cell>
          <table:table-cell table:style-name="Table2.A1" office:value-type="string">
            <text:p text:style-name="P15">Входные данные</text:p>
          </table:table-cell>
          <table:table-cell table:style-name="Table2.A1" office:value-type="string">
            <text:p text:style-name="P15">Выходные данные</text:p>
          </table:table-cell>
          <table:table-cell table:style-name="Table2.D1" office:value-type="string">
            <text:p text:style-name="P15">Комментарии</text:p>
          </table:table-cell>
        </table:table-row>
        <table:table-row table:style-name="Table2.2">
          <table:table-cell table:style-name="Table2.A1" office:value-type="string">
            <text:p text:style-name="P15">1.</text:p>
          </table:table-cell>
          <table:table-cell table:style-name="Table2.A1" office:value-type="string">
            <text:p text:style-name="P17">1,2,3</text:p>
          </table:table-cell>
          <table:table-cell table:style-name="Table2.A1" office:value-type="string">
            <text:p text:style-name="P15"><text:s/><text:span text:style-name="T39">2</text:span></text:p>
            <text:p text:style-name="P18">--1</text:p>
            <text:p text:style-name="P15">--<text:span text:style-name="T39">3</text:span></text:p>
          </table:table-cell>
          <table:table-cell table:style-name="Table2.D1" office:value-type="string">
            <text:p text:style-name="P24">Левый поворот</text:p>
          </table:table-cell>
        </table:table-row>
        <table:table-row table:style-name="Table2.3">
          <table:table-cell table:style-name="Table2.A1" office:value-type="string">
            <text:p text:style-name="P15">2.</text:p>
          </table:table-cell>
          <table:table-cell table:style-name="Table2.A1" office:value-type="string">
            <text:p text:style-name="P24">1,2,3,4</text:p>
            <text:p text:style-name="P23"><text:span text:style-name="T23">remove(</text:span><text:span text:style-name="T24">2</text:span><text:span text:style-name="T23">)</text:span></text:p>
          </table:table-cell>
          <table:table-cell table:style-name="Table2.A1" office:value-type="string">
            <text:p text:style-name="P19">3</text:p>
            <text:p text:style-name="P19">--1</text:p>
            <text:p text:style-name="P19">--4</text:p>
          </table:table-cell>
          <table:table-cell table:style-name="Table2.D1" office:value-type="string">
            <text:p text:style-name="P19">Удаление + поворот</text:p>
            <text:p text:style-name="P19"/>
          </table:table-cell>
        </table:table-row>
        <table:table-row table:style-name="Table2.4">
          <table:table-cell table:style-name="Table2.A1" office:value-type="string">
            <text:p text:style-name="P15">3.</text:p>
          </table:table-cell>
          <table:table-cell table:style-name="Table2.A1" office:value-type="string">
            <text:p text:style-name="P20">1,2,3,4,5</text:p>
            <text:p text:style-name="P20">remove(4)</text:p>
          </table:table-cell>
          <table:table-cell table:style-name="Table2.A1" office:value-type="string">
            <text:p text:style-name="P20">2</text:p>
            <text:p text:style-name="P20">--1</text:p>
            <text:p text:style-name="P20">--5</text:p>
            <text:p text:style-name="P20">----3</text:p>
          </table:table-cell>
          <table:table-cell table:style-name="Table2.D1" office:value-type="string">
            <text:p text:style-name="P25">Удаление</text:p>
          </table:table-cell>
        </table:table-row>
      </table:table>
      <text:p text:style-name="P22"/>
      <text:p text:style-name="P28"/>
      <text:p text:style-name="P28">Выводы.</text:p>
      <text:p text:style-name="P32"><text:span text:style-name="T30">В ходе выполнения лабораторной работы </text:span><text:span text:style-name="T32">была реализована структура данных АВЛ-дерево, а так же все необходимые методы для работы с ней(вставка, удаление, поиск).</text:span></text:p>
      <text:p text:style-name="P37"><text:span text:style-name="Название_20_книги"><text:span text:style-name="T1">Приложение А</text:span></text:span></text:p>
      <text:p text:style-name="P38"><text:span text:style-name="Название_20_книги"><text:span text:style-name="T3">исходный код программы</text:span></text:span></text:p>
      <text:p text:style-name="Times14_5f_РИО2"><text:span text:style-name="T4">Название файла: </text:span><text:span text:style-name="T25">avl_tree</text:span><text:span text:style-name="T4">.</text:span><text:span text:style-name="T6">h</text:span></text:p>
      <text:p text:style-name="P44">#ifndef AVL_TREE_H</text:p>
      <text:p text:style-name="P44">#define AVL_TREE_H</text:p>
      <text:p text:style-name="P44">#include &lt;QDebug&gt;</text:p>
      <text:p text:style-name="P44">template &lt;class T&gt;</text:p>
      <text:p text:style-name="P44">class AVL_Tree</text:p>
      <text:p text:style-name="P44">{</text:p>
      <text:p text:style-name="P44">private:</text:p>
      <text:p text:style-name="P44"><text:s text:c="4"/>struct Node {</text:p>
      <text:p text:style-name="P44"><text:s text:c="8"/>Node(T data, int level=0) {</text:p>
      <text:p text:style-name="P44"><text:s text:c="12"/>this-&gt;data = data;</text:p>
      <text:p text:style-name="P44"><text:s text:c="12"/>this-&gt;level=level;</text:p>
      <text:p text:style-name="P44"><text:s text:c="8"/>};</text:p>
      <text:p text:style-name="P44"><text:s text:c="8"/>~Node() {</text:p>
      <text:p text:style-name="P44"><text:s text:c="12"/>delete this-&gt;left;</text:p>
      <text:p text:style-name="P44"><text:s text:c="12"/>delete this-&gt;right;</text:p>
      <text:p text:style-name="P43"><text:s text:c="8"/>}</text:p>
      <text:p text:style-name="P44"><text:s text:c="8"/>AVL_Tree* left = nullptr;</text:p>
      <text:p text:style-name="P44"><text:s text:c="8"/>AVL_Tree* right = nullptr;</text:p>
      <text:p text:style-name="P44"><text:s text:c="8"/>T data;</text:p>
      <text:p text:style-name="P44"><text:s text:c="8"/>int level = 0;</text:p>
      <text:p text:style-name="P43"><text:s text:c="4"/>};</text:p>
      <text:p text:style-name="P44"><text:s text:c="4"/>Node* root = nullptr;</text:p>
      <text:p text:style-name="P44"><text:s text:c="4"/>int balance_factor=0;</text:p>
      <text:p text:style-name="P44"><text:s text:c="4"/>AVL_Tree(T data, int level) {</text:p>
      <text:p text:style-name="P44"><text:s text:c="8"/>this-&gt;root = new Node(data,level);</text:p>
      <text:p text:style-name="P43"><text:s text:c="4"/>}</text:p>
      <text:p text:style-name="P44"><text:s text:c="4"/>void rotate_left() {</text:p>
      <text:p text:style-name="P44"><text:s text:c="8"/>AVL_Tree&lt;T&gt;* new_root = new AVL_Tree(*root-&gt;right);</text:p>
      <text:p text:style-name="P44"><text:s text:c="8"/>AVL_Tree&lt;T&gt;* old_root = new AVL_Tree(*this);</text:p>
      <text:p text:style-name="P44"><text:s text:c="8"/>old_root-&gt;root-&gt;right = nullptr;</text:p>
      <text:p text:style-name="P44"><text:s text:c="8"/>if(new_root-&gt;root-&gt;left) {</text:p>
      <text:p text:style-name="P44"><text:s text:c="12"/>old_root-&gt;root-&gt;right = new_root-&gt;root-&gt;left;</text:p>
      <text:p text:style-name="P44"><text:s text:c="8"/>}</text:p>
      <text:p text:style-name="P44"><text:s text:c="8"/>else {</text:p>
      <text:p text:style-name="P44"><text:s text:c="12"/>old_root-&gt;root-&gt;right = nullptr;</text:p>
      <text:p text:style-name="P44"><text:s text:c="8"/>}</text:p>
      <text:p text:style-name="P44"><text:s text:c="8"/>new_root-&gt;root-&gt;left = nullptr;</text:p>
      <text:p text:style-name="P44"><text:s text:c="8"/>new_root-&gt;root-&gt;left = old_root;</text:p>
      <text:p text:style-name="P44"><text:s text:c="8"/>Node* tmp = this-&gt;root;</text:p>
      <text:p text:style-name="P44"><text:s text:c="8"/>this-&gt;root = new_root-&gt;root;</text:p>
      <text:p text:style-name="P44"><text:s text:c="8"/>delete tmp;</text:p>
      <text:p text:style-name="P44"><text:s text:c="8"/>this-&gt;updateLevel(root-&gt;left-&gt;root-&gt;level);</text:p>
      <text:p text:style-name="P43"><text:s text:c="4"/>}</text:p>
      <text:p text:style-name="P44"><text:soft-page-break/><text:s text:c="4"/>void rotate_right() {</text:p>
      <text:p text:style-name="P44"><text:s text:c="8"/>AVL_Tree&lt;T&gt;* new_root = new AVL_Tree(*root-&gt;left);</text:p>
      <text:p text:style-name="P44"><text:s text:c="8"/>AVL_Tree&lt;T&gt;* old_root = new AVL_Tree(*this);</text:p>
      <text:p text:style-name="P44"><text:s text:c="8"/>old_root-&gt;root-&gt;left = nullptr;</text:p>
      <text:p text:style-name="P44"><text:s text:c="8"/>if(new_root-&gt;root-&gt;right) {</text:p>
      <text:p text:style-name="P44"><text:s text:c="12"/>old_root-&gt;root-&gt;left = new_root-&gt;root-&gt;right;</text:p>
      <text:p text:style-name="P44"><text:s text:c="8"/>}</text:p>
      <text:p text:style-name="P44"><text:s text:c="8"/>else {</text:p>
      <text:p text:style-name="P44"><text:s text:c="12"/>old_root-&gt;root-&gt;left = nullptr;</text:p>
      <text:p text:style-name="P44"><text:s text:c="8"/>}</text:p>
      <text:p text:style-name="P44"><text:s text:c="8"/>new_root-&gt;root-&gt;right = nullptr;</text:p>
      <text:p text:style-name="P44"><text:s text:c="8"/>new_root-&gt;root-&gt;right = old_root;</text:p>
      <text:p text:style-name="P44"><text:s text:c="8"/>Node* tmp = this-&gt;root;</text:p>
      <text:p text:style-name="P44"><text:s text:c="8"/>this-&gt;root = new_root-&gt;root;</text:p>
      <text:p text:style-name="P44"><text:s text:c="8"/>delete tmp;</text:p>
      <text:p text:style-name="P44"><text:s text:c="8"/>this-&gt;updateLevel(root-&gt;right-&gt;root-&gt;level);</text:p>
      <text:p text:style-name="P43"><text:s text:c="4"/>}</text:p>
      <text:p text:style-name="P44"><text:s text:c="4"/>int calculateBalanceFactor() {</text:p>
      <text:p text:style-name="P44"><text:s text:c="8"/>int left_height=0;</text:p>
      <text:p text:style-name="P44"><text:s text:c="8"/>int right_height=0;</text:p>
      <text:p text:style-name="P44"><text:s text:c="8"/>if(this-&gt;leftChild())</text:p>
      <text:p text:style-name="P44"><text:s text:c="12"/>left_height= this-&gt;leftChild()-&gt;getHeight();</text:p>
      <text:p text:style-name="P44"><text:s text:c="8"/>if(this-&gt;rightChild())</text:p>
      <text:p text:style-name="P44"><text:s text:c="12"/>right_height = this-&gt;rightChild()-&gt;getHeight();</text:p>
      <text:p text:style-name="P44"><text:s text:c="8"/>return left_height-right_height;</text:p>
      <text:p text:style-name="P43"><text:s text:c="4"/>}</text:p>
      <text:p text:style-name="P44"><text:s text:c="4"/>void updateLevel(int level) {</text:p>
      <text:p text:style-name="P44"><text:s text:c="8"/>if(!root) return;</text:p>
      <text:p text:style-name="P44"><text:s text:c="8"/>this-&gt;root-&gt;level = level;</text:p>
      <text:p text:style-name="P44"><text:s text:c="8"/>if(this-&gt;root-&gt;left) {</text:p>
      <text:p text:style-name="P44"><text:s text:c="12"/>this-&gt;root-&gt;left-&gt;updateLevel(level+1);</text:p>
      <text:p text:style-name="P44"><text:s text:c="8"/>}</text:p>
      <text:p text:style-name="P44"><text:s text:c="8"/>if(this-&gt;root-&gt;right) {</text:p>
      <text:p text:style-name="P44"><text:s text:c="12"/>this-&gt;root-&gt;right-&gt;updateLevel(level+1);</text:p>
      <text:p text:style-name="P44"><text:s text:c="8"/>}</text:p>
      <text:p text:style-name="P43"><text:s text:c="4"/>}</text:p>
      <text:p text:style-name="P44">public:</text:p>
      <text:p text:style-name="P43"><text:s text:c="4"/>AVL_Tree() {}</text:p>
      <text:p text:style-name="P44"><text:s text:c="4"/>AVL_Tree(const AVL_Tree &amp; obj) {</text:p>
      <text:p text:style-name="P44"><text:s text:c="8"/>this-&gt;balance_factor = obj.balance_factor;</text:p>
      <text:p text:style-name="P44"><text:s text:c="8"/>if(obj.root) {</text:p>
      <text:p text:style-name="P44"><text:s text:c="12"/>this-&gt;root = new Node(obj.root-&gt;data, obj.root-&gt;level);</text:p>
      <text:p text:style-name="P44"><text:s text:c="12"/>if(obj.root-&gt;left) {</text:p>
      <text:p text:style-name="P44"><text:s text:c="16"/>this-&gt;root-&gt;left = new AVL_Tree(*obj.root-&gt;left);</text:p>
      <text:p text:style-name="P44"><text:s text:c="12"/>}</text:p>
      <text:p text:style-name="P44"><text:s text:c="12"/>if(obj.root-&gt;right) {</text:p>
      <text:p text:style-name="P44"><text:s text:c="16"/>this-&gt;root-&gt;right = new AVL_Tree(*obj.root-&gt;right);</text:p>
      <text:p text:style-name="P44"><text:s text:c="12"/>}</text:p>
      <text:p text:style-name="P44"><text:soft-page-break/><text:s text:c="8"/>}</text:p>
      <text:p text:style-name="P43"><text:s text:c="4"/>}</text:p>
      <text:p text:style-name="P44"><text:s text:c="4"/>AVL_Tree&amp; operator=(const AVL_Tree &amp; obj) {</text:p>
      <text:p text:style-name="P44"><text:s text:c="8"/>this-&gt;balance_factor = obj.balance_factor;</text:p>
      <text:p text:style-name="P44"><text:s text:c="8"/>if(obj.root) {</text:p>
      <text:p text:style-name="P44"><text:s text:c="12"/>Node* tmp = this-&gt;root;</text:p>
      <text:p text:style-name="P44"><text:s text:c="12"/>this-&gt;root = new Node(obj.root-&gt;data, obj.root-&gt;level);</text:p>
      <text:p text:style-name="P44"><text:s text:c="12"/>if(obj.root-&gt;left) {</text:p>
      <text:p text:style-name="P44"><text:s text:c="16"/>this-&gt;root-&gt;left = new AVL_Tree(*obj.root-&gt;left);</text:p>
      <text:p text:style-name="P44"><text:s text:c="12"/>}</text:p>
      <text:p text:style-name="P44"><text:s text:c="12"/>if(obj.root-&gt;right) {</text:p>
      <text:p text:style-name="P44"><text:s text:c="16"/>this-&gt;root-&gt;right = new AVL_Tree(*obj.root-&gt;right);</text:p>
      <text:p text:style-name="P44"><text:s text:c="12"/>}</text:p>
      <text:p text:style-name="P44"><text:s text:c="12"/>delete tmp;</text:p>
      <text:p text:style-name="P44"><text:s text:c="8"/>}</text:p>
      <text:p text:style-name="P44"><text:s text:c="8"/>return *this;</text:p>
      <text:p text:style-name="P43"><text:s text:c="4"/>}</text:p>
      <text:p text:style-name="P44"><text:s text:c="4"/>~AVL_Tree() {</text:p>
      <text:p text:style-name="P44"><text:s text:c="8"/>if(root) {</text:p>
      <text:p text:style-name="P44"><text:s text:c="12"/>delete root;</text:p>
      <text:p text:style-name="P44"><text:s text:c="8"/>}</text:p>
      <text:p text:style-name="P44"><text:s text:c="8"/>this-&gt;root = nullptr;</text:p>
      <text:p text:style-name="P44"><text:s text:c="4"/>}</text:p>
      <text:p text:style-name="P44"><text:s text:c="4"/>AVL_Tree* leftChild() <text:s/>{</text:p>
      <text:p text:style-name="P44"><text:s text:c="8"/>if(this-&gt;root-&gt;left &amp;&amp; !this-&gt;root-&gt;left-&gt;root) return nullptr;</text:p>
      <text:p text:style-name="P44"><text:s text:c="8"/>return this-&gt;root-&gt;left;</text:p>
      <text:p text:style-name="P43"><text:s text:c="4"/>}</text:p>
      <text:p text:style-name="P44"><text:s text:c="4"/>AVL_Tree* rightChild() <text:s/>{</text:p>
      <text:p text:style-name="P44"><text:s text:c="8"/>if(this-&gt;root-&gt;right &amp;&amp; !this-&gt;root-&gt;right-&gt;root) return nullptr;</text:p>
      <text:p text:style-name="P44"><text:s text:c="8"/>return this-&gt;root-&gt;right;</text:p>
      <text:p text:style-name="P43"><text:s text:c="4"/>}</text:p>
      <text:p text:style-name="P44"><text:s text:c="4"/>int getLevel() const {</text:p>
      <text:p text:style-name="P44"><text:s text:c="8"/>if(!root) return 0;</text:p>
      <text:p text:style-name="P44"><text:s text:c="8"/>return this-&gt;root-&gt;level;</text:p>
      <text:p text:style-name="P43"><text:s text:c="4"/>}</text:p>
      <text:p text:style-name="P44"><text:s text:c="4"/>T getData() const {</text:p>
      <text:p text:style-name="P44"><text:s text:c="8"/>return this-&gt;root-&gt;data;</text:p>
      <text:p text:style-name="P43"><text:s text:c="4"/>}</text:p>
      <text:p text:style-name="P44"><text:s text:c="4"/>bool isEmpty() {</text:p>
      <text:p text:style-name="P44"><text:s text:c="8"/>return this-&gt;root == nullptr;</text:p>
      <text:p text:style-name="P43"><text:s text:c="4"/>}</text:p>
      <text:p text:style-name="P44"><text:s text:c="4"/>void insert(T data, int level=0) {</text:p>
      <text:p text:style-name="P44"><text:s text:c="8"/>if(!root) {</text:p>
      <text:p text:style-name="P44"><text:s text:c="12"/>root = new Node(data);</text:p>
      <text:p text:style-name="P44"><text:s text:c="12"/>this-&gt;root-&gt;level = level;</text:p>
      <text:p text:style-name="P44"><text:soft-page-break/><text:s text:c="8"/>}</text:p>
      <text:p text:style-name="P44"><text:s text:c="8"/>if(data &lt; <text:s/>this-&gt;root-&gt;data) {</text:p>
      <text:p text:style-name="P44"><text:s text:c="12"/>if(!this-&gt;root-&gt;left) {</text:p>
      <text:p text:style-name="P44"><text:s text:c="16"/>this-&gt;root-&gt;left = new AVL_Tree(data, this-&gt;root-&gt;level+1);</text:p>
      <text:p text:style-name="P44"><text:s text:c="12"/>}</text:p>
      <text:p text:style-name="P44"><text:s text:c="12"/>root-&gt;left-&gt;insert(data, this-&gt;root-&gt;level+1);</text:p>
      <text:p text:style-name="P44"><text:s text:c="8"/>}</text:p>
      <text:p text:style-name="P44"><text:s text:c="8"/>else if(data &gt; this-&gt;root-&gt;data) {</text:p>
      <text:p text:style-name="P44"><text:s text:c="12"/>if(!this-&gt;root-&gt;right) {</text:p>
      <text:p text:style-name="P44"><text:s text:c="16"/>this-&gt;root-&gt;right = new AVL_Tree(data, this-&gt;root-&gt;level+1);</text:p>
      <text:p text:style-name="P44"><text:s text:c="12"/>}</text:p>
      <text:p text:style-name="P44"><text:s text:c="12"/>root-&gt;right-&gt;insert(data, this-&gt;root-&gt;level+1);</text:p>
      <text:p text:style-name="P44"><text:s text:c="8"/>}</text:p>
      <text:p text:style-name="P44"><text:s text:c="8"/>this-&gt;balance();</text:p>
      <text:p text:style-name="P43"><text:s text:c="4"/>}</text:p>
      <text:p text:style-name="P44"><text:s text:c="4"/>void balance() {</text:p>
      <text:p text:style-name="P44"><text:s text:c="8"/>this-&gt;balance_factor = this-&gt;calculateBalanceFactor();</text:p>
      <text:p text:style-name="P44"><text:s text:c="8"/>if(this-&gt;balance_factor == 2) {</text:p>
      <text:p text:style-name="P44"><text:s text:c="12"/>if(this-&gt;leftChild()-&gt;calculateBalanceFactor() &lt; 0) {</text:p>
      <text:p text:style-name="P44"><text:s text:c="16"/>//LR Rotation</text:p>
      <text:p text:style-name="P44"><text:s text:c="16"/>this-&gt;leftChild()-&gt;rotate_left();</text:p>
      <text:p text:style-name="P44"><text:s text:c="12"/>}</text:p>
      <text:p text:style-name="P44"><text:s text:c="12"/>//LL Rotation</text:p>
      <text:p text:style-name="P44"><text:s text:c="12"/>rotate_right();</text:p>
      <text:p text:style-name="P44"><text:s text:c="8"/>}</text:p>
      <text:p text:style-name="P44"><text:s text:c="8"/>else if(this-&gt;balance_factor == -2) {</text:p>
      <text:p text:style-name="P44"><text:s text:c="12"/>if(this-&gt;rightChild()-&gt;calculateBalanceFactor() &gt; 0) {</text:p>
      <text:p text:style-name="P44"><text:s text:c="16"/>//RL Rotation</text:p>
      <text:p text:style-name="P44"><text:s text:c="16"/>this-&gt;rightChild()-&gt;rotate_right();</text:p>
      <text:p text:style-name="P44"><text:s text:c="12"/>}</text:p>
      <text:p text:style-name="P44"><text:s text:c="12"/>//RR Rotation</text:p>
      <text:p text:style-name="P44"><text:s text:c="12"/>rotate_left();</text:p>
      <text:p text:style-name="P44"><text:s text:c="8"/>}</text:p>
      <text:p text:style-name="P43"><text:s text:c="4"/>}</text:p>
      <text:p text:style-name="P44"><text:s text:c="4"/>int size() {</text:p>
      <text:p text:style-name="P44"><text:s text:c="8"/>int count = 0;</text:p>
      <text:p text:style-name="P44"><text:s text:c="8"/>if (this-&gt;leftChild()) {</text:p>
      <text:p text:style-name="P44"><text:s text:c="12"/>count += this-&gt;leftChild()-&gt;size();</text:p>
      <text:p text:style-name="P44"><text:s text:c="9"/>}</text:p>
      <text:p text:style-name="P44"><text:s text:c="9"/>if (this-&gt;rightChild()) {</text:p>
      <text:p text:style-name="P44"><text:s text:c="13"/>count += this-&gt;rightChild()-&gt;size();</text:p>
      <text:p text:style-name="P44"><text:s text:c="9"/>}</text:p>
      <text:p text:style-name="P44"><text:s text:c="9"/>return count;</text:p>
      <text:p text:style-name="P43"><text:s text:c="4"/>}</text:p>
      <text:p text:style-name="P44"><text:s text:c="4"/>void print(int offset=0) {</text:p>
      <text:p text:style-name="P44"><text:s text:c="8"/>if(!root) return;</text:p>
      <text:p text:style-name="P44"><text:s text:c="8"/>if(this-&gt;isEmpty()) return;</text:p>
      <text:p text:style-name="P44"><text:s text:c="8"/>qDebug() &lt;&lt; QString(' ').repeated(offset) <text:s/>&lt;&lt; this-&gt;getData() &lt;&lt; this-&gt;root-&gt;level;</text:p>
      <text:p text:style-name="P44"><text:s text:c="8"/>if(this-&gt;root-&gt;left) <text:s/>this-&gt;root-&gt;left-&gt;print(offset+2);</text:p>
      <text:p text:style-name="P44"><text:soft-page-break/><text:s text:c="8"/>if(this-&gt;root-&gt;right) <text:s/>this-&gt;root-&gt;right-&gt;print(offset+2);</text:p>
      <text:p text:style-name="P43"><text:s text:c="4"/>}</text:p>
      <text:p text:style-name="P44"><text:s text:c="4"/>int getHeight() {</text:p>
      <text:p text:style-name="P44"><text:s text:c="8"/>if(!root) return 0;</text:p>
      <text:p text:style-name="P44"><text:s text:c="8"/>int leftHeight = 0;</text:p>
      <text:p text:style-name="P44"><text:s text:c="8"/>int rightHeight = 0;</text:p>
      <text:p text:style-name="P44"><text:s text:c="8"/>if(this-&gt;leftChild()) {</text:p>
      <text:p text:style-name="P44"><text:s text:c="12"/>leftHeight = this-&gt;leftChild()-&gt;getHeight();</text:p>
      <text:p text:style-name="P44"><text:s text:c="8"/>}</text:p>
      <text:p text:style-name="P44"><text:s text:c="8"/>if(this-&gt;rightChild()) {</text:p>
      <text:p text:style-name="P44"><text:s text:c="12"/>rightHeight = this-&gt;rightChild()-&gt;getHeight();</text:p>
      <text:p text:style-name="P44"><text:s text:c="8"/>}</text:p>
      <text:p text:style-name="P44"><text:s text:c="8"/>if(leftHeight &gt; rightHeight) {</text:p>
      <text:p text:style-name="P44"><text:s text:c="12"/>return leftHeight+1;</text:p>
      <text:p text:style-name="P44"><text:s text:c="8"/>}</text:p>
      <text:p text:style-name="P44"><text:s text:c="8"/>return rightHeight+1;</text:p>
      <text:p text:style-name="P43"><text:s text:c="4"/>}</text:p>
      <text:p text:style-name="P44"><text:s text:c="4"/>int getBalanceFactor() {</text:p>
      <text:p text:style-name="P44"><text:s text:c="8"/>return this-&gt;balance_factor;</text:p>
      <text:p text:style-name="P43"><text:s text:c="4"/>}</text:p>
      <text:p text:style-name="P44"><text:s text:c="4"/>void remove(T value) {</text:p>
      <text:p text:style-name="P44"><text:s text:c="8"/>if(!root) {</text:p>
      <text:p text:style-name="P44"><text:s text:c="12"/>return;</text:p>
      <text:p text:style-name="P44"><text:s text:c="8"/>}</text:p>
      <text:p text:style-name="P44"><text:s text:c="8"/>if(root-&gt;left &amp;&amp; value &lt; this-&gt;root-&gt;data) {</text:p>
      <text:p text:style-name="P44"><text:s text:c="12"/>this-&gt;root-&gt;left-&gt;remove(value);</text:p>
      <text:p text:style-name="P44"><text:s text:c="8"/>}</text:p>
      <text:p text:style-name="P44"><text:s text:c="8"/>else if(root-&gt;right &amp;&amp; value &gt; this-&gt;root-&gt;data) {</text:p>
      <text:p text:style-name="P44"><text:s text:c="12"/>this-&gt;root-&gt;right-&gt;remove(value);</text:p>
      <text:p text:style-name="P44"><text:s text:c="8"/>}</text:p>
      <text:p text:style-name="P44"><text:s text:c="8"/>else if(this-&gt;root-&gt;data == value){</text:p>
      <text:p text:style-name="P44"><text:s text:c="12"/>if(!this-&gt;leftChild() || !this-&gt;rightChild()) {</text:p>
      <text:p text:style-name="P44"><text:s text:c="16"/>AVL_Tree* tmp = this-&gt;leftChild()? this-&gt;leftChild(): this-&gt;rightChild();</text:p>
      <text:p text:style-name="P44"><text:s text:c="16"/>if(!tmp) {</text:p>
      <text:p text:style-name="P44"><text:s text:c="20"/>delete this-&gt;root;</text:p>
      <text:p text:style-name="P44"><text:s text:c="20"/>this-&gt;root = nullptr;</text:p>
      <text:p text:style-name="P44"><text:s text:c="16"/>}</text:p>
      <text:p text:style-name="P44"><text:s text:c="16"/>else {</text:p>
      <text:p text:style-name="P44"><text:s text:c="20"/>*this = *tmp;</text:p>
      <text:p text:style-name="P44"><text:s text:c="20"/>this-&gt;root-&gt;level--;</text:p>
      <text:p text:style-name="P44"><text:s text:c="16"/>}</text:p>
      <text:p text:style-name="P44"><text:s text:c="12"/>}</text:p>
      <text:p text:style-name="P44"><text:s text:c="12"/>else {</text:p>
      <text:p text:style-name="P44"><text:s text:c="16"/>AVL_Tree* tmp = this-&gt;rightChild()-&gt;min();</text:p>
      <text:p text:style-name="P44"><text:s text:c="16"/>this-&gt;root-&gt;data = tmp-&gt;root-&gt;data;</text:p>
      <text:p text:style-name="P44"><text:s text:c="16"/>this-&gt;root-&gt;right-&gt;remove(tmp-&gt;root-&gt;data);</text:p>
      <text:p text:style-name="P44"><text:s text:c="16"/>this-&gt;balance();</text:p>
      <text:p text:style-name="P44"><text:s text:c="12"/>}</text:p>
      <text:p text:style-name="P44"><text:s text:c="8"/>}</text:p>
      <text:p text:style-name="P43"><text:soft-page-break/><text:s text:c="4"/>}</text:p>
      <text:p text:style-name="P44"><text:s text:c="4"/>AVL_Tree* min() {</text:p>
      <text:p text:style-name="P43"><text:s text:c="8"/>return this-&gt;leftChild()? this-&gt;leftChild()-&gt;min(): this;</text:p>
      <text:p text:style-name="P43"><text:s text:c="4"/>}</text:p>
      <text:p text:style-name="P44"><text:s text:c="4"/>AVL_Tree* max() {</text:p>
      <text:p text:style-name="P44"><text:s text:c="8"/>return this-&gt;rightChild()? this-&gt;rightChild()-&gt;max(): this;</text:p>
      <text:p text:style-name="P44"><text:s text:c="4"/>}</text:p>
      <text:p text:style-name="P43">};</text:p>
      <text:p text:style-name="P43">#endif // AVL_TREE_H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9</text:page-number></text:p>
        <text:p text:style-name="Footer"/>
      </style:footer>
      <loext:footer-first>
        <text:p text:style-name="Footer"/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0-11-19T14:46:30.240193328</dc:date>
    <meta:print-date>2015-07-17T12:06:00</meta:print-date>
    <meta:editing-cycles>57</meta:editing-cycles>
    <meta:editing-duration>PT5H10M28S</meta:editing-duration>
    <meta:generator>LibreOffice/6.4.6.2$Linux_X86_64 LibreOffice_project/40$Build-2</meta:generator>
    <meta:document-statistic meta:table-count="2" meta:image-count="0" meta:object-count="0" meta:page-count="9" meta:paragraph-count="309" meta:word-count="837" meta:character-count="9092" meta:non-whitespace-character-count="6458"/>
  </office:meta>
</office:document-meta>
</file>